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/>
    <style:font-face style:name="Lohit Hindi1" svg:font-family="'Lohit Hindi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0.62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bɩn i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bɩn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dɩ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fʋf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klodo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kpʋ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kpʋn-mant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kʋ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kʋnbr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nsi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nsibi klam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ns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nsɩkukusʋ-im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nsɩt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sʋhompei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togy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tsʋn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wútɔ-nf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wʋl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yinto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bebleb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bi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blufo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bʋnda-tsw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dat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d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d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fwi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dwi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fuli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3">ifwi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gy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kw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m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pia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p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pu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wú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wútɔ nf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b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b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b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bɩtat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bl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b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f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lɔ pɛp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lʋ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nɔf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sʋ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sʋtɔ if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t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w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wɩ im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wɩtɔ-pul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wɩtɔ-sil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ɩwɩtɔ-t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ant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et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l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lɛt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okobi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3">kont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pa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pawun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pla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pokpokpokpo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pɔl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uf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wɩ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wɩɩ dwi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wɩɩ-pun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lo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m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mm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mpi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mpun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am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antat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antuo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daka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kant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kanta-i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kl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konto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kɔnk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kpá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si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sibi-klan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sɩk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wu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wun-koko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wuntɔbɔ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3">nyankpʋsa oy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ye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yewuutɔ-iy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yɔp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biant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blufo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bugy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bul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d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kokonit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kponkpo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kpo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kum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menyap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mey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mle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nop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nwunf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pi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pulu-ɔf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pun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siet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sre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srebiy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swi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ts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tsontso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wie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y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yinfl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bɩm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bɩwɛtɔ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3">ɔblaf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blap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bʋk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d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dand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daw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kpʋ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l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ma oyi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matɔp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mɛ́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mɛl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mɛs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mɛt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mɛwʋl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namb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namplɔ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nank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nsɩkɛt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sɩkɛt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sɩkunku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sʋkp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ta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trap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wɛ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wɔnt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wɔntɩ-oyi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wʋlʋkpakp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ɔyʋl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satin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sʋsʋp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sʋsʋpʋ 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3">tɩkpɔ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tsebi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tsɛ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tsɩ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tsukʋlɛ osinpʋ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tutu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wata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wɔlʋ </text:p>
          </table:table-cell>
          <table:table-cell table:style-name="Table1.A1" office:value-type="string">
            <text:p text:style-name="P3"/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/>
    <style:font-face style:name="Lohit Hindi1" svg:font-family="'Lohit Hindi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oulos SIL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oulos SI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oulos SI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oulos SI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acocw </meta:initial-creator>
    <meta:creation-date>2012-10-19T11:46:47</meta:creation-date>
    <dc:date>2012-10-19T11:49:22</dc:date>
    <dc:creator>peacocw </dc:creator>
    <meta:editing-duration>P0D</meta:editing-duration>
    <meta:editing-cycles>1</meta:editing-cycles>
    <meta:document-statistic meta:table-count="1" meta:image-count="0" meta:object-count="0" meta:page-count="6" meta:paragraph-count="166" meta:word-count="176" meta:character-count="1157" meta:non-whitespace-character-count="981"/>
    <meta:generator>LibreOffice/3.5$Linux_x86 LibreOffice_project/350m1$Build-2</meta:generator>
  </office:meta>
</office:document-meta>
</file>